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9800002CA6000011E1F92C44C6.wmf"/>
  <manifest:file-entry manifest:media-type="image/png" manifest:full-path="Pictures/100000000000009600000076C9C83E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swiss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34cm" fo:margin-left="0.199cm" fo:margin-right="0.266cm" table:align="margins" style:writing-mode="lr-tb"/>
    </style:style>
    <style:style style:name="Table1.A" style:family="table-column">
      <style:table-column-properties style:column-width="8.165cm" style:rel-column-width="33373*"/>
    </style:style>
    <style:style style:name="Table1.B" style:family="table-column">
      <style:table-column-properties style:column-width="7.869cm" style:rel-column-width="3216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Table2" style:family="table">
      <style:table-properties style:width="16.034cm" fo:margin-left="0.199cm" fo:margin-right="0.266cm" table:align="margins" style:writing-mode="lr-tb"/>
    </style:style>
    <style:style style:name="Table2.A" style:family="table-column">
      <style:table-column-properties style:column-width="1.635cm" style:rel-column-width="6683*"/>
    </style:style>
    <style:style style:name="Table2.B" style:family="table-column">
      <style:table-column-properties style:column-width="1.76cm" style:rel-column-width="7195*"/>
    </style:style>
    <style:style style:name="Table2.C" style:family="table-column">
      <style:table-column-properties style:column-width="8.424cm" style:rel-column-width="34432*"/>
    </style:style>
    <style:style style:name="Table2.D" style:family="table-column">
      <style:table-column-properties style:column-width="2.491cm" style:rel-column-width="10179*"/>
    </style:style>
    <style:style style:name="Table2.E" style:family="table-column">
      <style:table-column-properties style:column-width="1.723cm" style:rel-column-width="7046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le2.E1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Table2.A3" style:family="table-cell">
      <style:table-cell-properties style:vertical-align="top" fo:padding-left="0.049cm" fo:padding-right="0.049cm" fo:padding-top="0cm" fo:padding-bottom="0cm" fo:border-left="0.018cm solid #000000" fo:border-right="none" fo:border-top="none" fo:border-bottom="0.018cm solid #000000" style:writing-mode="lr-tb"/>
    </style:style>
    <style:style style:name="Table2.E3" style:family="table-cell">
      <style:table-cell-properties style:vertical-align="top" fo:padding-left="0.049cm" fo:padding-right="0.049cm" fo:padding-top="0cm" fo:padding-bottom="0cm" fo:border-left="0.018cm solid #000000" fo:border-right="0.018cm solid #000000" fo:border-top="none" fo:border-bottom="0.018cm solid #000000" style:writing-mode="lr-tb"/>
    </style:style>
    <style:style style:name="Table2.B4" style:family="table-cell" style:data-style-name="N37">
      <style:table-cell-properties style:vertical-align="top" fo:padding-left="0.049cm" fo:padding-right="0.049cm" fo:padding-top="0cm" fo:padding-bottom="0cm" fo:border-left="0.018cm solid #000000" fo:border-right="none" fo:border-top="none" fo:border-bottom="0.018cm solid #000000" style:writing-mode="lr-tb"/>
    </style:style>
    <style:style style:name="Table4" style:family="table">
      <style:table-properties style:width="16.798cm" table:align="left" style:writing-mode="lr-tb"/>
    </style:style>
    <style:style style:name="Table4.A" style:family="table-column">
      <style:table-column-properties style:column-width="4.251cm"/>
    </style:style>
    <style:style style:name="Table4.B" style:family="table-column">
      <style:table-column-properties style:column-width="12.547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P1" style:family="paragraph" style:parent-style-name="Header">
      <style:paragraph-properties fo:margin-left="2.501cm" fo:margin-right="2.499cm" fo:text-align="center" style:justify-single-word="false" fo:text-indent="0cm" style:auto-text-indent="false" fo:padding="0cm" fo:border="none">
        <style:tab-stops/>
      </style:paragraph-properties>
    </style:style>
    <style:style style:name="P2" style:family="paragraph" style:parent-style-name="Header">
      <style:paragraph-properties fo:margin-top="0cm" fo:margin-bottom="0.212cm" fo:padding="0cm" fo:border="none"/>
      <style:text-properties fo:language="en" fo:country="GB"/>
    </style:style>
    <style:style style:name="P3" style:family="paragraph" style:parent-style-name="Standard">
      <style:paragraph-properties fo:margin-top="0cm" fo:margin-bottom="0.212cm"/>
      <style:text-properties fo:language="en" fo:country="GB"/>
    </style:style>
    <style:style style:name="P4" style:family="paragraph" style:parent-style-name="Text_20_body_20_indent">
      <style:paragraph-properties fo:margin-top="0cm" fo:margin-bottom="0.212cm" style:snap-to-layout-grid="false"/>
      <style:text-properties fo:language="en" fo:country="GB"/>
    </style:style>
    <style:style style:name="P5" style:family="paragraph" style:parent-style-name="Header">
      <style:paragraph-properties fo:margin-left="0cm" fo:margin-right="-0.002cm" fo:margin-top="0cm" fo:margin-bottom="0.212cm" fo:text-indent="2.501cm" style:auto-text-indent="false"/>
    </style:style>
    <style:style style:name="P6" style:family="paragraph" style:parent-style-name="Header">
      <style:paragraph-properties fo:margin-left="0cm" fo:margin-right="-0.002cm" fo:margin-top="0cm" fo:margin-bottom="0.212cm" fo:text-indent="2.501cm" style:auto-text-indent="false"/>
      <style:text-properties fo:font-size="12pt" fo:language="en" fo:country="GB" fo:font-weight="bold" style:font-size-asian="12pt" style:font-weight-asian="bold"/>
    </style:style>
    <style:style style:name="P7" style:family="paragraph" style:parent-style-name="Standard">
      <style:paragraph-properties fo:text-align="end" style:justify-single-word="false"/>
      <style:text-properties fo:language="en" fo:country="GB"/>
    </style:style>
    <style:style style:name="P8" style:family="paragraph" style:parent-style-name="Table_20_Text">
      <style:paragraph-properties style:snap-to-layout-grid="false"/>
    </style:style>
    <style:style style:name="P9" style:family="paragraph" style:parent-style-name="Table_20_Text">
      <style:paragraph-properties style:snap-to-layout-grid="false"/>
      <style:text-properties fo:language="en" fo:country="GB"/>
    </style:style>
    <style:style style:name="P10" style:family="paragraph" style:parent-style-name="Table_20_Text">
      <style:paragraph-properties fo:text-align="center" style:justify-single-word="false" style:snap-to-layout-grid="false"/>
      <style:text-properties fo:language="en" fo:country="GB"/>
    </style:style>
    <style:style style:name="P11" style:family="paragraph" style:parent-style-name="Title">
      <style:text-properties fo:language="en" fo:country="GB"/>
    </style:style>
    <style:style style:name="P12" style:family="paragraph" style:parent-style-name="Title">
      <style:text-properties fo:font-size="12pt" style:font-size-asian="12pt" style:font-size-complex="12pt"/>
    </style:style>
    <style:style style:name="P13" style:family="paragraph" style:parent-style-name="Subtitle">
      <style:text-properties fo:language="en" fo:country="GB"/>
    </style:style>
    <style:style style:name="P14" style:family="paragraph" style:parent-style-name="Heading_20_A">
      <style:paragraph-properties fo:margin-left="1.15cm" fo:margin-right="0cm" fo:text-indent="0cm" style:auto-text-indent="false"/>
      <style:text-properties fo:language="en" fo:country="GB"/>
    </style:style>
    <style:style style:name="P15" style:family="paragraph" style:parent-style-name="Text_20_body">
      <style:text-properties fo:language="en" fo:country="GB"/>
    </style:style>
    <style:style style:name="P16" style:family="paragraph" style:parent-style-name="Heading_20_B">
      <style:paragraph-properties fo:margin-left="0cm" fo:margin-right="0cm" fo:text-indent="0cm" style:auto-text-indent="false"/>
      <style:text-properties fo:language="en" fo:country="GB"/>
    </style:style>
    <style:style style:name="P17" style:family="paragraph" style:parent-style-name="Heading_20_B">
      <style:paragraph-properties fo:margin-left="0.012cm" fo:margin-right="0cm" fo:text-indent="0cm" style:auto-text-indent="false"/>
      <style:text-properties fo:language="en" fo:country="GB"/>
    </style:style>
    <style:style style:name="P18" style:family="paragraph" style:parent-style-name="Heading_20_A">
      <style:paragraph-properties fo:margin-left="-0.012cm" fo:margin-right="0cm" fo:text-indent="0cm" style:auto-text-indent="false"/>
      <style:text-properties fo:language="en" fo:country="GB"/>
    </style:style>
    <style:style style:name="P19" style:family="paragraph" style:parent-style-name="Text_20_body" style:list-style-name="L1">
      <style:text-properties fo:language="en" fo:country="GB"/>
    </style:style>
    <style:style style:name="P20" style:family="paragraph" style:parent-style-name="Standard" style:list-style-name=""/>
    <style:style style:name="P21" style:family="paragraph" style:parent-style-name="Contents_20_1">
      <style:paragraph-properties>
        <style:tab-stops>
          <style:tab-stop style:position="16.499cm" style:type="right" style:leader-style="dotted" style:leader-text="."/>
          <style:tab-stop style:position="16.501cm" style:leader-style="dotted" style:leader-text="."/>
        </style:tab-stops>
      </style:paragraph-properties>
    </style:style>
    <style:style style:name="P22" style:family="paragraph" style:parent-style-name="Heading_20_1" style:master-page-name="Convert_20_2">
      <style:paragraph-properties style:page-number="auto"/>
    </style:style>
    <style:style style:name="P23" style:family="paragraph" style:parent-style-name="Heading_20_2" style:list-style-name=""/>
    <style:style style:name="P24" style:family="paragraph" style:parent-style-name="Heading_20_2" style:list-style-name="L2"/>
    <style:style style:name="P25" style:family="paragraph" style:parent-style-name="Heading_20_2" style:list-style-name="L3"/>
    <style:style style:name="P26" style:family="paragraph" style:parent-style-name="Contents_20_2">
      <style:paragraph-properties>
        <style:tab-stops>
          <style:tab-stop style:position="16.499cm" style:type="right" style:leader-style="dotted" style:leader-text="."/>
          <style:tab-stop style:position="16.501cm" style:leader-style="dotted" style:leader-text="."/>
        </style:tab-stops>
      </style:paragraph-properties>
    </style:style>
    <style:style style:name="P27" style:family="paragraph" style:parent-style-name="Title" style:master-page-name="Standard">
      <style:paragraph-properties fo:margin-top="0.423cm" fo:margin-bottom="0.106cm" style:page-number="auto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italic" style:font-style-asian="italic" style:font-style-complex="italic"/>
    </style:style>
    <style:style style:name="T3" style:family="text">
      <style:text-properties fo:font-size="12pt" fo:language="en" fo:country="GB" fo:font-weight="bold" style:font-size-asian="12pt" style:font-weight-asian="bold"/>
    </style:style>
    <style:style style:name="T4" style:family="text">
      <style:text-properties fo:color="#0000ff" fo:language="en" fo:country="GB" fo:font-style="italic" style:font-style-asian="italic"/>
    </style:style>
    <style:style style:name="T5" style:family="text">
      <style:text-properties style:use-window-font-color="true" style:font-name="Times New Roman1" fo:language="de" fo:country="DE" style:text-underline-style="none" style:font-name-asian="Times New Roman1" style:font-name-complex="Times New Roman1"/>
    </style:style>
    <style:style style:name="T6" style:family="text">
      <style:text-properties style:use-window-font-color="true" style:font-name="Times New Roman1" fo:language="de" fo:country="DE" style:text-underline-style="none" fo:font-weight="bold" style:font-name-asian="Times New Roman1" style:font-weight-asian="bold" style:font-name-complex="Times New Roman1" style:font-weight-complex="bold"/>
    </style:style>
    <style:style style:name="T7" style:family="text">
      <style:text-properties style:use-window-font-color="true" style:font-name="Times New Roman1" fo:language="de" fo:country="DE" style:text-underline-style="none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style:use-window-font-color="true" fo:language="de" fo:country="DE" style:text-underline-style="none" fo:font-weight="bold" style:font-weight-asian="bold" style:font-weight-complex="bold"/>
    </style:style>
    <style:style style:name="T9" style:family="text">
      <style:text-properties fo:language="de" fo:country="DE" style:text-underline-style="none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1"/>
      <text:p text:style-name="P11"/>
      <text:p text:style-name="P11"/>
      <text:p text:style-name="P11"/>
      <text:p text:style-name="P11"/>
      <text:p text:style-name="P3"/>
      <text:p text:style-name="P11">Titel</text:p>
      <text:p text:style-name="P12"><text:span text:style-name="T1">Subject</text:span><text:line-break/></text:p>
      <text:p text:style-name="P13"/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ubtitle"><text:bookmark-start text:name="LAuthor"/><text:span text:style-name="T1">Author:</text:span><text:bookmark-end text:name="LAuthor"/><text:span text:style-name="T1"> <text:s/>Author </text:span></text:p>
      <text:p text:style-name="P13"><text:bookmark-ref text:reference-format="text" text:ref-name="LOwner">Owner:</text:bookmark-ref> <text:bookmark-ref text:reference-format="text" text:ref-name="prop_Owner">O</text:bookmark-ref></text:p>
      <text:p text:style-name="Subtitle"><text:bookmark-start text:name="Lcustomer"/><text:span text:style-name="T1">Customer:</text:span><text:bookmark-end text:name="Lcustomer"/><text:span text:style-name="T1"> </text:span><text:bookmark-start text:name="prop_customer"/><text:span text:style-name="T1">IBM</text:span><text:bookmark-end text:name="prop_customer"/></text:p>
      <text:p text:style-name="P7"/>
      <text:p text:style-name="P7"/>
      <text:p text:style-name="P7"/>
      <text:p text:style-name="P7"/>
      <text:p text:style-name="P7"><text:bookmark-ref text:reference-format="text" text:ref-name="prop_SecCust"> </text:bookmark-ref><text:bookmark-ref text:reference-format="text" text:ref-name="prop_SecAnd"/><text:bookmark-ref text:reference-format="text" text:ref-name="prop_SecComp">IBM Confidential</text:bookmark-ref></text:p>
      <text:p text:style-name="P7"/>
      <text:p text:style-name="P18"><text:bookmark-start text:name="TDocumentHistory"/>Document History<text:bookmark-end text:name="TDocumentHistory"/></text:p>
      <text:p text:style-name="P16"><text:bookmark-start text:name="TDocumentLocation"/>Document Location<text:bookmark-end text:name="TDocumentLocation"/></text:p>
      <text:p text:style-name="P15"><text:bookmark-start text:name="TDocumentValid"/>This is a snapshot of an on-line document. Paper copies are valid only on the day they are printed. Refer to the author if you are in any doubt about the currency of this document.<text:bookmark-end text:name="TDocumentValid"/></text:p>
      <text:p text:style-name="Text_20_body"><text:bookmark-start text:name="TDocumentSource"/><text:span text:style-name="T1">The source of the document will be found in</text:span><text:bookmark-end text:name="TDocumentSource"/><text:span text:style-name="T1"> : </text:span></text:p>
      <text:p text:style-name="P17"><text:bookmark-start text:name="TRevisionHistory"/>Revision History<text:bookmark-end text:name="TRevisionHistory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bookmark-start text:name="TDateOfThisRevision"/><text:span text:style-name="T1">Date of this revision</text:span><text:bookmark-end text:name="TDateOfThisRevision"/><text:span text:style-name="T1">: </text:span><text:span text:style-name="T1"><text:bookmark-ref text:reference-format="text" text:ref-name="prop_Date">19.01.2010</text:bookmark-ref></text:span></text:p>
          </table:table-cell>
          <table:table-cell table:style-name="Table1.B1" office:value-type="string">
            <text:p text:style-name="P8"><text:bookmark-start text:name="TDateOfNextRevision"/><text:span text:style-name="T1">Date of next revision</text:span><text:bookmark-end text:name="TDateOfNextRevision"/><text:span text:style-name="T1"> <text:s text:c="3"/></text:span><text:span text:style-name="T4">(date)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><text:bookmark-start text:name="TRevisionNumber"/>Revision Number<text:bookmark-end text:name="TRevisionNumber"/></text:p>
          </table:table-cell>
          <table:table-cell table:style-name="Table2.A1" office:value-type="string">
            <text:p text:style-name="P9"><text:bookmark-start text:name="TRevisionDate"/>Revision Date<text:bookmark-end text:name="TRevisionDate"/></text:p>
          </table:table-cell>
          <table:table-cell table:style-name="Table2.A1" office:value-type="string">
            <text:p text:style-name="P9"><text:bookmark-start text:name="TSummaryOfChanges"/>Summary of Changes<text:bookmark-end text:name="TSummaryOfChanges"/></text:p>
          </table:table-cell>
          <table:table-cell table:style-name="Table2.A1" office:value-type="string">
            <text:p text:style-name="P9">Author</text:p>
          </table:table-cell>
          <table:table-cell table:style-name="Table2.E1" office:value-type="string">
            <text:p text:style-name="P9"><text:bookmark-start text:name="TChangesMarked"/>Changes marked<text:bookmark-end text:name="TChangesMarked"/></text:p>
          </table:table-cell>
        </table:table-row>
        <table:table-row table:style-name="Table2.1">
          <table:table-cell table:style-name="Table2.A1" office:value-type="string">
            <text:p text:style-name="P10">(#)</text:p>
          </table:table-cell>
          <table:table-cell table:style-name="Table2.A1" office:value-type="string">
            <text:p text:style-name="P10">(-)</text:p>
          </table:table-cell>
          <table:table-cell table:style-name="Table2.A1" office:value-type="string">
            <text:p text:style-name="P9">(Describe change)</text:p>
          </table:table-cell>
          <table:table-cell table:style-name="Table2.A1" office:value-type="string">
            <text:p text:style-name="P9"/>
          </table:table-cell>
          <table:table-cell table:style-name="Table2.E1" office:value-type="string">
            <text:p text:style-name="P10">(N)</text:p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9"/>
          </table:table-cell>
          <table:table-cell table:style-name="Table2.A3" office:value-type="string">
            <text:p text:style-name="P9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4">
            <text:p text:style-name="P10"/>
          </table:table-cell>
          <table:table-cell table:style-name="Table2.A3" office:value-type="string">
            <text:p text:style-name="P9"/>
          </table:table-cell>
          <table:table-cell table:style-name="Table2.A3" office:value-type="string">
            <text:p text:style-name="P9"/>
          </table:table-cell>
          <table:table-cell table:style-name="Table2.E3" office:value-type="string">
            <text:p text:style-name="P10"/>
          </table:table-cell>
        </table:table-row>
      </table:table>
      <text:p text:style-name="P16"/>
      <text:p text:style-name="P17"><text:bookmark-start text:name="TDistribution"/>Distribution<text:bookmark-end text:name="TDistribution"/></text:p>
      <text:p text:style-name="P15"><text:bookmark-start text:name="THasBeenDistributedTo"/>This document has been distributed to<text:bookmark-end text:name="THasBeenDistributedTo"/> </text:p>
      <text:list xml:id="list38453671" text:style-name="L1">
        <text:list-item>
          <text:p text:style-name="P19"/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<text:bookmark-start text:name="TName1"/>Name<text:bookmark-end text:name="TName1"/></text:p>
          </table:table-cell>
          <table:table-cell table:style-name="Table4.B1" office:value-type="string">
            <text:p text:style-name="P9"><text:bookmark-start text:name="TTitle1"/>Title<text:bookmark-end text:name="TTitle1"/></text:p>
          </table:table-cell>
        </table:table-row>
        <table:table-row table:style-name="Table4.1">
          <table:table-cell table:style-name="Table4.A1" office:value-type="string">
            <text:p text:style-name="P4">(name)</text:p>
          </table:table-cell>
          <table:table-cell table:style-name="Table4.B1" office:value-type="string">
            <text:p text:style-name="P4">(title)</text:p>
          </table:table-cell>
        </table:table-row>
      </table:table>
      <text:p text:style-name="P14"><text:bookmark-start text:name="TContents"/>Contents<text:bookmark-end text:name="TContents"/>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A"/>
          </text:index-source-styles>
          <text:index-source-styles text:outline-level="2">
            <text:index-source-style text:style-name="Heading_20_B"/>
          </text:index-source-styles>
          <text:index-source-styles text:outline-level="3">
            <text:index-source-style text:style-name="Heading_20_C"/>
          </text:index-source-styles>
        </text:table-of-content-source>
        <text:index-body>
          <text:p text:style-name="P21"><text:s/>Document History<text:tab/>2</text:p>
          <text:p text:style-name="P26"><text:s/>Document Location<text:tab/>2</text:p>
          <text:p text:style-name="P26"><text:s/>Revision History<text:tab/>2</text:p>
          <text:p text:style-name="P26"><text:s/>Distribution<text:tab/>2</text:p>
          <text:p text:style-name="P21"><text:s/>Contents<text:tab/>3</text:p>
          <text:p text:style-name="P21">1. Abstract<text:tab/>5</text:p>
          <text:p text:style-name="P26"><text:s/>ActivitySetDiagramController<text:tab/>5</text:p>
          <text:p text:style-name="P26"><text:s/>AllBrowserStatisticsController<text:tab/>5</text:p>
          <text:p text:style-name="P26"><text:s/>AutoCompleteController<text:tab/>6</text:p>
          <text:p text:style-name="P26"><text:s/>BarDataController<text:tab/>6</text:p>
          <text:p text:style-name="P26"><text:s/>BrowserLastEditedController<text:tab/>7</text:p>
          <text:p text:style-name="P26"><text:s/>BrowserStatisticsController<text:tab/>7</text:p>
          <text:p text:style-name="P26"><text:s/>CodeGeneratorListController<text:tab/>7</text:p>
          <text:p text:style-name="P26"><text:s/>DiagramImageExporterController<text:tab/>8</text:p>
          <text:p text:style-name="P26"><text:s/>DisplayByAliasController<text:tab/>8</text:p>
          <text:p text:style-name="P26"><text:s/>DisplayRelatedController<text:tab/>9</text:p>
          <text:p text:style-name="P26"><text:s/>ExpeditorGeneratorController<text:tab/>9</text:p>
          <text:p text:style-name="P26"><text:s/>ExportShutdownHandler<text:tab/>10</text:p>
          <text:p text:style-name="P26"><text:s/>GenerateCodeController<text:tab/>10</text:p>
          <text:p text:style-name="P26"><text:s/>GenerateUmlController<text:tab/>10</text:p>
          <text:p text:style-name="P26"><text:s/>HtmlSanitizer<text:tab/>11</text:p>
          <text:p text:style-name="P26"><text:s/>ListboxMultController<text:tab/>11</text:p>
          <text:p text:style-name="P26"><text:s/>LoggingController<text:tab/>12</text:p>
          <text:p text:style-name="P26"><text:s/>MappingController<text:tab/>12</text:p>
          <text:p text:style-name="P26"><text:s/>OawUtil<text:tab/>13</text:p>
          <text:p text:style-name="P26"><text:s/>ObjectHistoryChangelistController<text:tab/>13</text:p>
          <text:p text:style-name="P26"><text:s/>ObjectHistoryRestoreController<text:tab/>14</text:p>
          <text:p text:style-name="P26"><text:s/>ObjectHistorySaveController<text:tab/>14</text:p>
          <text:p text:style-name="P26"><text:s/>PackageDiagramController<text:tab/>14</text:p>
          <text:p text:style-name="P26"><text:s/>PieDataController<text:tab/>15</text:p>
          <text:p text:style-name="P26"><text:s/>RevertAssociationMultiplicitiesController<text:tab/>15</text:p>
          <text:p text:style-name="P26"><text:s/>TemplateListController<text:tab/>15</text:p>
          <text:p text:style-name="P26"><text:s/>UWMDocExporterController<text:tab/>16</text:p>
          <text:p text:style-name="P26"><text:s/>UWMExporterController<text:tab/>16</text:p>
          <text:p text:style-name="P26"><text:s/>UWMImporterController<text:tab/>17</text:p>
          <text:p text:style-name="P26"><text:s/>UcDocumentationExporterController<text:tab/>17</text:p>
          <text:p text:style-name="P26"><text:soft-page-break/><text:s/>UcDomainExporterController<text:tab/>17</text:p>
          <text:p text:style-name="P26"><text:s/>1.1 <text:s/>UcDomainExporterReference<text:tab/>18</text:p>
          <text:p text:style-name="P26"><text:s/>1.2 <text:s/>UcTestDataExporterController<text:tab/>18</text:p>
          <text:p text:style-name="P26"><text:s/>UseCaseControllerController<text:tab/>18</text:p>
          <text:p text:style-name="P26"><text:s/>UwmMergerController<text:tab/>19</text:p>
          <text:p text:style-name="P26"><text:s/>UwmUtil<text:tab/>19</text:p>
        </text:index-body>
      </text:table-of-content>
      <text:section text:style-name="Sect2" text:name="Section2">
        <text:h text:style-name="P22" text:outline-level="1">Abstract</text:h>
        <text:p text:style-name="Standard">This document contains a list of all chronos BOR's <text:s/>public exposed API that can be accessed by a client </text:p>
        <text:list xml:id="list38607763" text:style-name="L3">
          <text:list-item>
            <text:list>
              <text:list-item>
                <text:h text:style-name="P25" text:outline-level="2"><text:bookmark-start text:name="BKM_3A52B9D3_91FE_483b_A0B0_5965FEDD1FDD"/><text:span text:style-name="Default_20_Paragraph_20_Font"><text:span text:style-name="T9">ActivitySetDiagramController</text:span></text:span></text:h>
              </text:list-item>
            </text:list>
          </text:list-item>
        </text:list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ActivitySetDiagramController</text:span></text:span></text:p>
        <text:p text:style-name="P20"><text:span text:style-name="Default_20_Paragraph_20_Font"><text:span text:style-name="T5">Description: Given oid of activityset adds elements of activityset to this activityset in diagram view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actsdiagr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ok in any case </text:span></text:span></text:p>
        <text:p text:style-name="P20"><text:span text:style-name="Default_20_Paragraph_20_Font"><text:span text:style-name="T5">Input parameters: <text:s/>oid of selected activityset</text:span></text:span></text:p>
        <text:p text:style-name="P20"><text:span text:style-name="Default_20_Paragraph_20_Font"><text:span text:style-name="T5">Output parameters: <text:s/>oid of processed activityset  The following configuration settings are defined for this controller:  [actionmapping] ??actsdiagr = ActivitySetDiagramController  [views] </text:span></text:span></text:p>
        <text:h text:style-name="P23" text:outline-level="2"><text:bookmark-end text:name="BKM_3A52B9D3_91FE_483b_A0B0_5965FEDD1FDD"/><text:bookmark-start text:name="BKM_FE22E118_A956_428d_A08F_4A6B98EAD0BC"/><text:span text:style-name="Default_20_Paragraph_20_Font"><text:span text:style-name="T9">AllBrowserStatistics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AllBrowserStatisticsController</text:span></text:span></text:p>
        <text:p text:style-name="P20"><text:span text:style-name="Default_20_Paragraph_20_Font"><text:span text:style-name="T5">Description: Generates UML out of the passed model, runs all CWB statistics, and saves the results in the current session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loadAllStatisticsOverview Loads all statistics data into the current session.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failure If a fatal error occurs - <text:s/>ok In any other case </text:span></text:span></text:p>
        <text:p text:style-name="P20"><text:span text:style-name="Default_20_Paragraph_20_Font"><text:span text:style-name="T5">Input parameters: <text:s/>modelOid The OID of the model to generate statistical Data for.</text:span></text:span></text:p>
        <text:p text:style-name="P20"><text:span text:style-name="Default_20_Paragraph_20_Font"><text:span text:style-name="T5">Input parameters: <text:s/>useCache True/False wether to use chached data, if existing or not</text:span></text:span></text:p>
        <text:p text:style-name="P20"><text:span text:style-name="Default_20_Paragraph_20_Font"><text:span text:style-name="T5">Output parameters: <text:s/>modelOid The OID of the model whose statistical Data were generated.  The following configuration settings are defined for this controller:  [actionmapping] ??loadAllStatisticsOverview = AllBrowserStatisticsController  [views] </text:span></text:span></text:p>
        <text:h text:style-name="P23" text:outline-level="2"><text:bookmark-start text:name="BKM_DF5E1FC1_DCE4_47e7_A8B2_6FB33269F464"/><text:span text:style-name="Default_20_Paragraph_20_Font"><text:span text:style-name="T9">AutoComplete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AutoCompleteController</text:span></text:span></text:p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Description: Used for autocompletion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autocomplete List found Objects with searchstring inherited in name, limit to limit_end entries </text:span></text:span></text:p>
        <text:p text:style-name="P20"><text:soft-page-break/><text:span text:style-name="Default_20_Paragraph_20_Font"><text:span text:style-name="T8">Output actions:</text:span></text:span><text:span text:style-name="Default_20_Paragraph_20_Font"><text:span text:style-name="T5"> - <text:s/>ok in any case </text:span></text:span></text:p>
        <text:p text:style-name="P20"><text:span text:style-name="Default_20_Paragraph_20_Font"><text:span text:style-name="T5">Input parameters: <text:s/>query searchstring typed in to find Objects inheriting searchstring as substring in name</text:span></text:span></text:p>
        <text:p text:style-name="P20"><text:span text:style-name="Default_20_Paragraph_20_Font"><text:span text:style-name="T5">Input parameters: <text:s/>limit_end limit for paging info (wcmf)</text:span></text:span></text:p>
        <text:p text:style-name="P20"><text:span text:style-name="Default_20_Paragraph_20_Font"><text:span text:style-name="T5">Input parameters: <text:s/>limit_start index for paging info (wcmf)</text:span></text:span></text:p>
        <text:p text:style-name="P20"><text:span text:style-name="Default_20_Paragraph_20_Font"><text:span text:style-name="T5">Output parameters: <text:s/>totalcount counts elements of returned datastore</text:span></text:span></text:p>
        <text:p text:style-name="P20"><text:span text:style-name="Default_20_Paragraph_20_Font"><text:span text:style-name="T5">Output parameters: <text:s/>data returned datastore</text:span></text:span></text:p>
        <text:p text:style-name="P20"><text:span text:style-name="Default_20_Paragraph_20_Font"><text:span text:style-name="T5">Output parameters: <text:s/>fields defines format of returned datastore  The following configuration settings are defined for this controller:  [actionmapping] ??autocomplete = AutoCompleteController  [views] <text:s/></text:span></text:span><text:bookmark-end text:name="BKM_DF5E1FC1_DCE4_47e7_A8B2_6FB33269F464"/></text:p>
        <text:p text:style-name="P20"><text:span text:style-name="Default_20_Paragraph_20_Font"><text:span text:style-name="T5"/></text:span></text:p>
        <text:h text:style-name="P23" text:outline-level="2"><text:bookmark-start text:name="BKM_0EC8C728_0611_4575_B169_120620EA71DC"/><text:span text:style-name="Default_20_Paragraph_20_Font"><text:span text:style-name="T9">BarData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BarDataController</text:span></text:span></text:p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Description: Feeds data taken from a previous run of AllBrowserStatisticsController into the CWB bar chart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barData Feeds the CWB bar chart.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none </text:span></text:span></text:p>
        <text:p text:style-name="P20"><text:span text:style-name="Default_20_Paragraph_20_Font"><text:span text:style-name="T5">Input parameters: <text:s/>modelOid The OID of the model to generate statistical Data for.  The following configuration settings are defined for this controller:  [actionmapping] ??barData = BarDataController  [views] </text:span></text:span><text:bookmark-end text:name="BKM_0EC8C728_0611_4575_B169_120620EA71DC"/></text:p>
        <text:h text:style-name="P23" text:outline-level="2"><text:bookmark-start text:name="BKM_712C76C4_A6C1_424d_8C3C_2C1486FEAF42"/><text:span text:style-name="Default_20_Paragraph_20_Font"><text:span text:style-name="T9">BrowserLastEdited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BrowserLastEditedController</text:span></text:span></text:p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Description: Returns the most recently edited objects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lastEdited Returns most recently edited objects.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failure If a fatal error occurs - <text:s/>ok In any other case </text:span></text:span></text:p>
        <text:p text:style-name="P20"><text:span text:style-name="Default_20_Paragraph_20_Font"><text:span text:style-name="T5">Output parameters: <text:s/>list The most recently edited objects, most recent first.</text:span></text:span></text:p>
        <text:p text:style-name="P20"><text:span text:style-name="Default_20_Paragraph_20_Font"><text:span text:style-name="T5">Output parameters: <text:s/>count Number of returned objects.  The following configuration settings are defined for this controller:  [actionmapping] ??lastEdited = BrowserLastEditedController  [views] <text:s/></text:span></text:span><text:bookmark-end text:name="BKM_712C76C4_A6C1_424d_8C3C_2C1486FEAF42"/></text:p>
        <text:p text:style-name="P20"><text:span text:style-name="Default_20_Paragraph_20_Font"><text:span text:style-name="T5"/></text:span></text:p>
        <text:h text:style-name="P23" text:outline-level="2"><text:bookmark-start text:name="BKM_9CBB00B5_2F49_498b_982F_D68415FDF998"/><text:soft-page-break/><text:span text:style-name="Default_20_Paragraph_20_Font"><text:span text:style-name="T9">BrowserStatistics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BrowserStatisticsController</text:span></text:span></text:p>
        <text:p text:style-name="P20"><text:span text:style-name="Default_20_Paragraph_20_Font"><text:span text:style-name="T5">visibility: protected</text:span></text:span></text:p>
        <text:p text:style-name="P20"><text:span text:style-name="Default_20_Paragraph_20_Font"><text:span text:style-name="T5">Description: Returns CWB statistics data a previous run of AllBrowserStatisticsController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loadStatisticsOverview Returns CWB statistics data.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failure If a fatal error occurs - <text:s/>ok In any other case </text:span></text:span></text:p>
        <text:p text:style-name="P20"><text:span text:style-name="Default_20_Paragraph_20_Font"><text:span text:style-name="T5">Input parameters: <text:s/>modelOid The OID of the model to generate statistical Data for.</text:span></text:span></text:p>
        <text:p text:style-name="P20"><text:span text:style-name="Default_20_Paragraph_20_Font"><text:span text:style-name="T5">Output parameters: <text:s/>statistics The statistics data from the current session.  The following configuration settings are defined for this controller:  [actionmapping] ??loadStatisticsOverview = BrowserStatisticsController  [views] </text:span></text:span></text:p>
        <text:h text:style-name="P23" text:outline-level="2"><text:bookmark-end text:name="BKM_9CBB00B5_2F49_498b_982F_D68415FDF998"/><text:bookmark-start text:name="BKM_EA8468B2_AEB1_4047_90F4_B1F32CC555B9"/><text:span text:style-name="Default_20_Paragraph_20_Font"><text:span text:style-name="T9">CodeGeneratorList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CodeGeneratorList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Reads out server.ini codeGenerators and referenced sections to return a list of available code generators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generatorlist to list code generators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ok in every case </text:span></text:span></text:p>
        <text:p text:style-name="P20"><text:span text:style-name="Default_20_Paragraph_20_Font"><text:span text:style-name="T5">Input parameters: </text:span></text:span></text:p>
        <text:p text:style-name="P20"><text:span text:style-name="Default_20_Paragraph_20_Font"><text:span text:style-name="T5">Output parameters: <text:s/>list </text:span></text:span><text:bookmark-end text:name="BKM_EA8468B2_AEB1_4047_90F4_B1F32CC555B9"/></text:p>
        <text:h text:style-name="P23" text:outline-level="2"><text:bookmark-start text:name="BKM_B3924805_08C6_4bcf_90D5_765F633531E1"/><text:span text:style-name="Default_20_Paragraph_20_Font"><text:span text:style-name="T9">DiagramImageExporter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DiagramImageExporterController</text:span></text:span></text:p>
        <text:p text:style-name="P20"><text:span text:style-name="Default_20_Paragraph_20_Font"><text:span text:style-name="T5">visibility: private</text:span></text:span></text:p>
        <text:p text:style-name="P20"><text:span text:style-name="Default_20_Paragraph_20_Font"><text:span text:style-name="T5">Description: Generates a SVG image of the given diagram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exportImage Generates a image file.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failure If a fatal error occurs </text:span></text:span></text:p>
        <text:p text:style-name="P20"><text:span text:style-name="Default_20_Paragraph_20_Font"><text:span text:style-name="T5">Input parameters: <text:s/>diagramOID The OID of the diagram to generate the image for.  The following configuration settings are defined for this controller:  [actionmapping] ??exportImage = DiagramImageExporterController DiagramImageExporterController??continue = DiagramImageExporterController  [views] </text:span></text:span></text:p>
        <text:p text:style-name="P20"><text:bookmark-end text:name="BKM_B3924805_08C6_4bcf_90D5_765F633531E1"/><text:span text:style-name="Default_20_Paragraph_20_Font"><text:span text:style-name="T5"/></text:span></text:p>
        <text:h text:style-name="P23" text:outline-level="2"><text:bookmark-start text:name="BKM_1C9402F2_E2B1_4daf_89AA_4D4E7E7A88D8"/><text:soft-page-break/><text:span text:style-name="Default_20_Paragraph_20_Font"><text:span text:style-name="T9">DisplayByAlias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DisplayByAlias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Returns all data of a given list of aliases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displayByAlias Returns all data of passed aliases.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failure If a fatal error occurs - <text:s/>ok In any other case </text:span></text:span></text:p>
        <text:p text:style-name="P20"><text:span text:style-name="Default_20_Paragraph_20_Font"><text:span text:style-name="T5">Input parameters: <text:s/>aliasList Comma-separated list of aliases to display.</text:span></text:span></text:p>
        <text:p text:style-name="P20"><text:span text:style-name="Default_20_Paragraph_20_Font"><text:span text:style-name="T5">Output parameters: <text:s/>list The data of each object referenced by an alias.  The following configuration settings are defined for this controller:  [actionmapping] ??displayByAlias = DisplayByAliasController  [views] </text:span></text:span></text:p>
        <text:h text:style-name="P23" text:outline-level="2"><text:bookmark-start text:name="BKM_960658A9_5833_4e65_9C13_CADD422C75B2"/><text:span text:style-name="Default_20_Paragraph_20_Font"><text:span text:style-name="T9">DisplayRelated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DisplayRelated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Returns all data of an object with given OID and all parents and children.</text:span></text:span></text:p>
        <text:p text:style-name="P20"><text:span text:style-name="Default_20_Paragraph_20_Font"><text:span text:style-name="T5">@note Currently not working, requires further investigation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displayRelated Returns all data of an object and its parents and childs.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failure If a fatal error occurs - <text:s/>ok In any other case </text:span></text:span></text:p>
        <text:p text:style-name="P20"><text:span text:style-name="Default_20_Paragraph_20_Font"><text:span text:style-name="T5">Input parameters: <text:s/>oid The OID of the object to display.</text:span></text:span></text:p>
        <text:p text:style-name="P20"><text:span text:style-name="Default_20_Paragraph_20_Font"><text:span text:style-name="T5">Output parameters: <text:s/>node All data of the selected object.</text:span></text:span></text:p>
        <text:p text:style-name="P20"><text:span text:style-name="Default_20_Paragraph_20_Font"><text:span text:style-name="T5">Output parameters: <text:s/>related All data of all direct parents and all direct childs of the selected object.  The following configuration settings are defined for this controller:  [actionmapping] ??displayRelated = DisplayRelatedController  [views] </text:span></text:span></text:p>
        <text:p text:style-name="P20"><text:span text:style-name="Default_20_Paragraph_20_Font"><text:span text:style-name="T5"/></text:span></text:p>
        <text:h text:style-name="P23" text:outline-level="2"><text:bookmark-start text:name="BKM_67F6A24F_C2B7_4c62_AF32_1A83C0266441"/><text:span text:style-name="Default_20_Paragraph_20_Font"><text:span text:style-name="T9">ExpeditorGeneratorController</text:span></text:span></text:h>
        <text:p text:style-name="P20"><text:span text:style-name="Default_20_Paragraph_20_Font"><text:span text:style-name="T5">class name: ExpeditorGenerator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Generates UML out of the passed model, and returns the UML file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exportUWM Generates and returns a UML file.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failure If a fatal error occurs </text:span></text:span></text:p>
        <text:p text:style-name="P20"><text:span text:style-name="Default_20_Paragraph_20_Font"><text:span text:style-name="T5">Input parameters: <text:s/>startOid The OID of the node to generate UML for. </text:span></text:span></text:p>
        <text:p text:style-name="P20"><text:bookmark-end text:name="BKM_67F6A24F_C2B7_4c62_AF32_1A83C0266441"/><text:soft-page-break/></text:p>
        <text:h text:style-name="P23" text:outline-level="2"><text:bookmark-start text:name="BKM_4083E508_5785_455b_81EC_C688FF33A228"/><text:span text:style-name="Default_20_Paragraph_20_Font"><text:span text:style-name="T9">ExportShutdownHand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ExportShutdownHandler</text:span></text:span></text:p>
        <text:p text:style-name="P20"><text:span text:style-name="Default_20_Paragraph_20_Font"><text:span text:style-name="T5">visibility: private</text:span></text:span></text:p>
        <text:p text:style-name="P20"><text:span text:style-name="Default_20_Paragraph_20_Font"><text:span text:style-name="T5">Description: Returns an error on premature shutdown (e. g. timeout). </text:span></text:span></text:p>
        <text:h text:style-name="P23" text:outline-level="2"><text:bookmark-start text:name="BKM_3F1F53DF_7A3E_436f_8B79_7C9696A15B49"/><text:span text:style-name="Default_20_Paragraph_20_Font"><text:span text:style-name="T9">GenerateCodeController</text:span></text:span></text:h>
        <text:p text:style-name="P20"><text:span text:style-name="Default_20_Paragraph_20_Font"><text:span text:style-name="T5">class name: GenerateCode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Generates Code out of the passed model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generateCode Generates the code.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failure If a fatal error occurs </text:span></text:span></text:p>
        <text:p text:style-name="P20"><text:span text:style-name="Default_20_Paragraph_20_Font"><text:span text:style-name="T5">Input parameters: <text:s/>modelOid The OID of the model to generate Code for.</text:span></text:span></text:p>
        <text:p text:style-name="P20"><text:span text:style-name="Default_20_Paragraph_20_Font"><text:span text:style-name="T5">Input parameters: <text:s/>codeId The id of the code generator to use. </text:span></text:span></text:p>
        <text:h text:style-name="P23" text:outline-level="2"><text:bookmark-start text:name="BKM_5849DDDF_40E5_4868_8A3C_37866A3D46E0"/><text:span text:style-name="Default_20_Paragraph_20_Font"><text:span text:style-name="T9">GenerateUml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GenerateUml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Generates UML out of the passed model, and saves the UML file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generateUml Generates and saves a UML file.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failure If a fatal error occurs - <text:s/>ok In any other case </text:span></text:span></text:p>
        <text:p text:style-name="P20"><text:span text:style-name="Default_20_Paragraph_20_Font"><text:span text:style-name="T5">Input parameters: <text:s/>startOid The OID of the model to generate UML for.  The following configuration settings are defined for this controller:  [actionmapping] ??generateUml = GenerateUmlController  [views] </text:span></text:span><text:bookmark-end text:name="BKM_5849DDDF_40E5_4868_8A3C_37866A3D46E0"/></text:p>
        <text:p text:style-name="P20"><text:span text:style-name="Default_20_Paragraph_20_Font"><text:span text:style-name="T5"/></text:span></text:p>
        <text:h text:style-name="P23" text:outline-level="2"><text:bookmark-start text:name="BKM_234148D9_4599_475b_A6C5_5B1F9B513AB7"/><text:span text:style-name="Default_20_Paragraph_20_Font"><text:span text:style-name="T9">HtmlSanitiz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</text:span></text:span></text:p>
        <text:p text:style-name="P20"><text:span text:style-name="Default_20_Paragraph_20_Font"><text:span text:style-name="T5">@ingroup</text:span></text:span></text:p>
        <text:p text:style-name="P20"><text:soft-page-break/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throws away undesirable formatting of html fields content and changes special characters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</text:span></text:span></text:p>
        <text:p text:style-name="P20"><text:span text:style-name="Default_20_Paragraph_20_Font"><text:span text:style-name="T5">Input parameters: <text:s/>source html text from field</text:span></text:span></text:p>
        <text:p text:style-name="P20"><text:span text:style-name="Default_20_Paragraph_20_Font"><text:span text:style-name="T5">Output parameters: <text:s/>decodedhtmltext new formatted html text to replace field content </text:span></text:span></text:p>
        <text:h text:style-name="P23" text:outline-level="2"><text:bookmark-start text:name="BKM_A3677C93_3E1F_4909_8B4C_D1B2BDDAA8FB"/><text:span text:style-name="Default_20_Paragraph_20_Font"><text:span text:style-name="T9">ListboxMult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ListboxMult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Works like traditional ListboxController but retrieves listbox data from more than one data type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listbox List Nodes of given types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ok In any case </text:span></text:span></text:p>
        <text:p text:style-name="P20"><text:span text:style-name="Default_20_Paragraph_20_Font"><text:span text:style-name="T5">Input parameters: <text:s/>type The different entity types to list separated by comma</text:span></text:span></text:p>
        <text:p text:style-name="P20"><text:span text:style-name="Default_20_Paragraph_20_Font"><text:span text:style-name="T5">Input parameters: <text:s/>filter A query passed to g_getOIDs</text:span></text:span></text:p>
        <text:p text:style-name="P20"><text:span text:style-name="Default_20_Paragraph_20_Font"><text:span text:style-name="T5">Output parameters: <text:s/>totalCount The total number of all entities of all types that match the criteria</text:span></text:span></text:p>
        <text:p text:style-name="P20"><text:span text:style-name="Default_20_Paragraph_20_Font"><text:span text:style-name="T5">Output parameters: <text:s/>objects An associative array with keys 'key' and 'val'  The following configuration settings are defined for this controller:  [actionmapping] ??listbox = ListboxMultController  [views] </text:span></text:span></text:p>
        <text:h text:style-name="P23" text:outline-level="2"><text:bookmark-start text:name="BKM_0147FC60_BD00_4fc4_95B4_77DB8FA62E15"/><text:span text:style-name="Default_20_Paragraph_20_Font"><text:span text:style-name="T9">LoggingController</text:span></text:span></text:h>
        <text:p text:style-name="P20"><text:span text:style-name="Default_20_Paragraph_20_Font"><text:span text:style-name="T5">class name: LoggingController</text:span></text:span></text:p>
        <text:p text:style-name="P20"><text:span text:style-name="Default_20_Paragraph_20_Font"><text:span text:style-name="T6">visibility: </text:span></text:span><text:span text:style-name="Default_20_Paragraph_20_Font"><text:span text:style-name="T7">private</text:span></text:span></text:p>
        <text:p text:style-name="P20"><text:span text:style-name="Default_20_Paragraph_20_Font"><text:span text:style-name="T5">Description: Logs a message from the front-end to application log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log Logs a message to application log.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failure If a fatal error occurs - <text:s/>ok In any other case </text:span></text:span></text:p>
        <text:p text:style-name="P20"><text:span text:style-name="Default_20_Paragraph_20_Font"><text:span text:style-name="T5">Input parameters: <text:s/>logtype The log level (one of &lt;tt&gt;trace&lt;/tt&gt;, &lt;tt&gt;log&lt;/tt&gt;, &lt;tt&gt;error&lt;/tt&gt;).</text:span></text:span></text:p>
        <text:p text:style-name="P20"><text:span text:style-name="Default_20_Paragraph_20_Font"><text:span text:style-name="T5">Input parameters: <text:s/>msg The log message.  The following configuration settings are defined for this controller:  [actionmapping] ??log = LoggingController  [views] </text:span></text:span></text:p>
        <text:h text:style-name="P23" text:outline-level="2"><text:bookmark-start text:name="BKM_6349D3A2_CE91_4d04_BC0B_D3ED16E35318"/><text:span text:style-name="Default_20_Paragraph_20_Font"><text:span text:style-name="T9">MappingController</text:span></text:span></text:h>
        <text:p text:style-name="P20"><text:span text:style-name="Default_20_Paragraph_20_Font"><text:span text:style-name="T5"/></text:span></text:p>
        <text:p text:style-name="P20"><text:soft-page-break/><text:span text:style-name="Default_20_Paragraph_20_Font"><text:span text:style-name="T5">class name: Mapping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Creates a mapping between two ChiValue instances. The mapping is realized as a ChiValueRef that is attached to the target ChiValue. The attribute reference_type of the ChiValueRef will be the oid of the ChiNode that contains the source ChiValue, the attribute reference_value the oid of the ChiValue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createMapping Create a mapping between sourceoid and targetoid - <text:s/>deleteMapping Delete the mapping between sourceoid and targetoid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ok in any case </text:span></text:span></text:p>
        <text:p text:style-name="P20"><text:span text:style-name="Default_20_Paragraph_20_Font"><text:span text:style-name="T5">Input parameters: <text:s/>sourceoid The object id of the source ChiValue</text:span></text:span></text:p>
        <text:p text:style-name="P20"><text:span text:style-name="Default_20_Paragraph_20_Font"><text:span text:style-name="T5">Input parameters: <text:s/>targetoid The object id of the target ChiValue  The following configuration settings are defined for this controller:  [actionmapping] ??createMapping = MappingController ??deleteMapping = MappingController  [views] </text:span></text:span><text:bookmark-end text:name="BKM_6349D3A2_CE91_4d04_BC0B_D3ED16E35318"/></text:p>
        <text:h text:style-name="P23" text:outline-level="2"><text:bookmark-start text:name="BKM_4A0E5FA9_7691_44f6_8F7A_11F572F8AC8E"/><text:span text:style-name="Default_20_Paragraph_20_Font"><text:span text:style-name="T9">OawUtil</text:span></text:span></text:h>
        <text:p text:style-name="P20"><text:span text:style-name="Default_20_Paragraph_20_Font"><text:span text:style-name="T5">class name: OawUtil</text:span></text:span></text:p>
        <text:p text:style-name="P20"><text:span text:style-name="Default_20_Paragraph_20_Font"><text:span text:style-name="T5">visibility: private</text:span></text:span></text:p>
        <text:p text:style-name="P20"><text:span text:style-name="Default_20_Paragraph_20_Font"><text:span text:style-name="T5">Description: Provides methods common to OpenArchitectureWare functionality. </text:span></text:span></text:p>
        <text:h text:style-name="P23" text:outline-level="2"><text:bookmark-start text:name="BKM_B2A8D3C1_4558_4846_8152_F2089176CD1C"/><text:span text:style-name="Default_20_Paragraph_20_Font"><text:span text:style-name="T9">ObjectHistoryChangelist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ObjectHistoryChangelist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Returns list of requested object changes from start to limit entries (used for paging) and whole list count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histlist returns list of requested object changes from start to limit entries (used for paging) and whole list count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ok in any case </text:span></text:span></text:p>
        <text:p text:style-name="P20"><text:span text:style-name="Default_20_Paragraph_20_Font"><text:span text:style-name="T5">Input parameters: <text:s/>oid string oid of requested object in format type:id</text:span></text:span></text:p>
        <text:p text:style-name="P20"><text:span text:style-name="Default_20_Paragraph_20_Font"><text:span text:style-name="T5">Input parameters: <text:s/>start position of first partial list entry in whole list</text:span></text:span></text:p>
        <text:p text:style-name="P20"><text:span text:style-name="Default_20_Paragraph_20_Font"><text:span text:style-name="T5">Input parameters: <text:s/>limit count of partial list entries</text:span></text:span></text:p>
        <text:p text:style-name="P20"><text:span text:style-name="Default_20_Paragraph_20_Font"><text:span text:style-name="T5">Output parameters: <text:s/>changelist returns partial list from start to limit</text:span></text:span></text:p>
        <text:p text:style-name="P20"><text:span text:style-name="Default_20_Paragraph_20_Font"><text:span text:style-name="T5">Output parameters: <text:s/>gescount counts entries from whole list ignoring start and limit  The following configuration settings are defined for this controller:  [actionmapping] ??histlist = ObjectHistoryChangelistController  [views] </text:span></text:span></text:p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/></text:span></text:p>
        <text:p text:style-name="P20"><text:soft-page-break/><text:span text:style-name="Default_20_Paragraph_20_Font"><text:span text:style-name="T5"><text:s/></text:span></text:span><text:bookmark-end text:name="BKM_B2A8D3C1_4558_4846_8152_F2089176CD1C"/></text:p>
        <text:h text:style-name="P23" text:outline-level="2"><text:bookmark-start text:name="BKM_BE3EC819_92DB_4c78_8716_C0EFC8C55E73"/><text:span text:style-name="Default_20_Paragraph_20_Font"><text:span text:style-name="T9">ObjectHistoryRestore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ObjectHistoryRestore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Restores from history list which is based on only one object one or more entries selected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restorehistliststate restores one state based on selected entry from history list - <text:s/>restorehistlistfields restores all the selected entries from history list independent from state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ok in any case </text:span></text:span></text:p>
        <text:p text:style-name="P20"><text:span text:style-name="Default_20_Paragraph_20_Font"><text:span text:style-name="T5">Input parameters: <text:s/>ids of selected entries in histroy list</text:span></text:span></text:p>
        <text:p text:style-name="P20"><text:span text:style-name="Default_20_Paragraph_20_Font"><text:span text:style-name="T5">Output parameters: <text:s/>NewName new name of changed object (maybe name was changed)  The following configuration settings are defined for this controller:  [actionmapping] ??restorehistlistfields = ObjectHistoryRestoreController ??restorehistliststate = ObjectHistoryRestoreController  [views] </text:span></text:span></text:p>
        <text:h text:style-name="P23" text:outline-level="2"><text:bookmark-start text:name="BKM_707E1389_16AC_4c96_AB8B_02687AA55CF1"/><text:span text:style-name="Default_20_Paragraph_20_Font"><text:span text:style-name="T9">ObjectHistorySave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ObjectHistorySave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Saves history list entries bevore saving the changes itsself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save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classical save controller </text:span></text:span></text:p>
        <text:p text:style-name="P20"><text:span text:style-name="Default_20_Paragraph_20_Font"><text:span text:style-name="T5">Input parameters: <text:s/>$this-&gt;_request-&gt;getData(), key value, changed property and changed value</text:span></text:span></text:p>
        <text:p text:style-name="P20"><text:span text:style-name="Default_20_Paragraph_20_Font"><text:span text:style-name="T5">Output parameters: <text:s/>changelist array of id,data,duplicate,eventtype,affectedoid,otheroid,timestamp,user to write to history list as new entry  The following configuration settings are defined for this controller:  [actionmapping] ??save = ObjectHistorySaveController  [views] </text:span></text:span></text:p>
        <text:p text:style-name="P20"><text:span text:style-name="Default_20_Paragraph_20_Font"><text:span text:style-name="T5"><text:s/></text:span></text:span><text:bookmark-end text:name="BKM_707E1389_16AC_4c96_AB8B_02687AA55CF1"/></text:p>
        <text:p text:style-name="P20"><text:span text:style-name="Default_20_Paragraph_20_Font"><text:span text:style-name="T5"/></text:span></text:p>
        <text:h text:style-name="P23" text:outline-level="2"><text:bookmark-start text:name="BKM_C4050220_3912_4e46_9374_1D4DB5E427D7"/><text:span text:style-name="Default_20_Paragraph_20_Font"><text:span text:style-name="T9">PackageDiagram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PackageDiagramController</text:span></text:span></text:p>
        <text:p text:style-name="P20"><text:span text:style-name="Default_20_Paragraph_20_Font"><text:span text:style-name="T5">visibility: public</text:span></text:span></text:p>
        <text:p text:style-name="P20"><text:soft-page-break/><text:span text:style-name="Default_20_Paragraph_20_Font"><text:span text:style-name="T5">Description: Given oid of package creates a new diagram named like package and elements of package added to this diagram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packdiagr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ok in any case </text:span></text:span></text:p>
        <text:p text:style-name="P20"><text:span text:style-name="Default_20_Paragraph_20_Font"><text:span text:style-name="T5">Input parameters: <text:s/>oid of selected package</text:span></text:span></text:p>
        <text:p text:style-name="P20"><text:span text:style-name="Default_20_Paragraph_20_Font"><text:span text:style-name="T5">Output parameters: <text:s/>oid of the new diagram  The following configuration settings are defined for this controller:  [actionmapping] ??packdiagr = PackageDiagramController  [views] </text:span></text:span><text:bookmark-end text:name="BKM_C4050220_3912_4e46_9374_1D4DB5E427D7"/></text:p>
        <text:h text:style-name="P23" text:outline-level="2"><text:bookmark-start text:name="BKM_325E4404_5544_4b19_BFD0_6455F26AF290"/><text:span text:style-name="Default_20_Paragraph_20_Font"><text:span text:style-name="T9">PieData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PieDataController</text:span></text:span></text:p>
        <text:p text:style-name="P20"><text:span text:style-name="Default_20_Paragraph_20_Font"><text:span text:style-name="T5">visibility: protected</text:span></text:span></text:p>
        <text:p text:style-name="P20"><text:span text:style-name="Default_20_Paragraph_20_Font"><text:span text:style-name="T5">Description: Feeds data taken from a previous run of AllBrowserStatisticsController into the CWB pie chart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pieData Feeds the CWB pie chart.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none </text:span></text:span></text:p>
        <text:p text:style-name="P20"><text:span text:style-name="Default_20_Paragraph_20_Font"><text:span text:style-name="T5">Input parameters: <text:s/>modelOid The OID of the model to generate statistical Data for.  The following configuration settings are defined for this controller:  [actionmapping] ??pieData = PieDataController  [views] </text:span></text:span><text:bookmark-end text:name="BKM_325E4404_5544_4b19_BFD0_6455F26AF290"/></text:p>
        <text:h text:style-name="P23" text:outline-level="2"><text:bookmark-start text:name="BKM_D19800C5_0625_497b_8144_43911440733C"/><text:span text:style-name="Default_20_Paragraph_20_Font"><text:span text:style-name="T9">RevertAssociationMultiplicities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RevertAssociationMultiplicitiesController</text:span></text:span></text:p>
        <text:p text:style-name="P20"><text:span text:style-name="Default_20_Paragraph_20_Font"><text:span text:style-name="T5">visibility: pritate</text:span></text:span></text:p>
        <text:p text:style-name="P20"><text:span text:style-name="Default_20_Paragraph_20_Font"><text:span text:style-name="T5">Description: Reverts all multiplicities between ChiNodes in a given package and its subpackages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revert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ok in any case </text:span></text:span></text:p>
        <text:p text:style-name="P20"><text:span text:style-name="Default_20_Paragraph_20_Font"><text:span text:style-name="T5">Input parameters: <text:s/>oid of selected package</text:span></text:span></text:p>
        <text:p text:style-name="P20"><text:span text:style-name="Default_20_Paragraph_20_Font"><text:span text:style-name="T5">Output parameters: <text:s/>oid of processed package  The following configuration settings are defined for this controller:  [actionmapping]  [views] </text:span></text:span><text:bookmark-end text:name="BKM_D19800C5_0625_497b_8144_43911440733C"/></text:p>
        <text:h text:style-name="P23" text:outline-level="2"><text:bookmark-start text:name="BKM_0BB8405D_E5F2_410a_9CA1_9A8DAF0C6587"/><text:span text:style-name="Default_20_Paragraph_20_Font"><text:span text:style-name="T9">TemplateListController</text:span></text:span></text:h>
        <text:p text:style-name="P20"><text:span text:style-name="Default_20_Paragraph_20_Font"><text:span text:style-name="T5">class name: TemplateList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Reads out server.ini generator section to get path and reads out path to get templateinfo.xml files for the given domain classes. </text:span></text:span></text:p>
        <text:p text:style-name="P20"><text:soft-page-break/><text:span text:style-name="Default_20_Paragraph_20_Font"><text:span text:style-name="T8">Input actions:</text:span></text:span><text:span text:style-name="Default_20_Paragraph_20_Font"><text:span text:style-name="T5"> - <text:s/>templatelist to list templatenames, titles and descriptions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ok in every case </text:span></text:span></text:p>
        <text:p text:style-name="P20"><text:span text:style-name="Default_20_Paragraph_20_Font"><text:span text:style-name="T5">Input parameters: <text:s/>scope A domain class name for which the template infos should be retrieved. Optional, if empty, all template infos will be retrieved.</text:span></text:span></text:p>
        <text:p text:style-name="P20"><text:span text:style-name="Default_20_Paragraph_20_Font"><text:span text:style-name="T5">Output parameters: <text:s/>templates An array of template infos with keys: 'technicalName', 'title', 'description', 'exportImages', 'inputType', 'forcedResultType', 'scope', 'action'  The following configuration settings are defined for this controller:  [actionmapping] ??templatelist = TemplateListController  [views] </text:span></text:span></text:p>
        <text:h text:style-name="P23" text:outline-level="2"><text:bookmark-start text:name="BKM_71E4A226_8813_4717_A044_5C402507823A"/><text:span text:style-name="Default_20_Paragraph_20_Font"><text:span text:style-name="T9">UWMDocExporter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UWMDocExporter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Generates documentation out of the passed model, and returns the documentation file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exportDoc Generates a documentation file.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failure If a fatal error occurs </text:span></text:span></text:p>
        <text:p text:style-name="P20"><text:span text:style-name="Default_20_Paragraph_20_Font"><text:span text:style-name="T5">Input parameters: <text:s/>startOid The OID of the node to generate UML for.</text:span></text:span></text:p>
        <text:p text:style-name="P20"><text:span text:style-name="Default_20_Paragraph_20_Font"><text:span text:style-name="T5">Input parameters: <text:s/>exportFormat The format to export documentation in, must be one of $this-&amp;gt;availableFormats.</text:span></text:span></text:p>
        <text:p text:style-name="P20"><text:span text:style-name="Default_20_Paragraph_20_Font"><text:span text:style-name="T5">Input parameters: <text:s/>diagramFormat The format for exporting diagram content (normal, virtual)</text:span></text:span></text:p>
        <text:p text:style-name="P20"><text:span text:style-name="Default_20_Paragraph_20_Font"><text:span text:style-name="T5">Input parameters: <text:s/>templateName The template to export.  The following configuration settings are defined for this controller:  [actionmapping] UWMDocExporterController??done = TerminateController ??exportDoc = UWMDocExporterController UWMDocExporterController??continue = UWMDocExporterController  [views] </text:span></text:span></text:p>
        <text:h text:style-name="P23" text:outline-level="2"><text:bookmark-start text:name="BKM_ABD5FBA7_525C_4d6e_8D2E_C4122B42ABBA"/><text:span text:style-name="Default_20_Paragraph_20_Font"><text:span text:style-name="T9">UWMExporter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UWMExporter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Generates UML out of the passed node, and returns the UML file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exportUWM Generates and returns a UML file.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failure If a fatal error occurs </text:span></text:span></text:p>
        <text:p text:style-name="P20"><text:span text:style-name="Default_20_Paragraph_20_Font"><text:span text:style-name="T5">Input parameters: <text:s/>startOid The OID of the node to generate UML for.</text:span></text:span></text:p>
        <text:p text:style-name="P20"><text:span text:style-name="Default_20_Paragraph_20_Font"><text:span text:style-name="T5">Input parameters: <text:s/>diagramFormat The format for exporting diagram content (normal, virtual) </text:span></text:span></text:p>
        <text:h text:style-name="P23" text:outline-level="2"><text:bookmark-start text:name="BKM_7AB0625B_9AB1_4fab_B137_17ED3AD17D9A"/><text:span text:style-name="Default_20_Paragraph_20_Font"><text:span text:style-name="T9">UWMImporterController</text:span></text:span></text:h>
        <text:p text:style-name="P20"><text:span text:style-name="Default_20_Paragraph_20_Font"><text:span text:style-name="T5"/></text:span></text:p>
        <text:p text:style-name="P20"><text:soft-page-break/><text:span text:style-name="Default_20_Paragraph_20_Font"><text:span text:style-name="T5">class name: UWMImporter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Imports a UML file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importUWM Imports a UML file.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failure If a fatal error occurs - <text:s/>ok In any other case </text:span></text:span></text:p>
        <text:p text:style-name="P20"><text:span text:style-name="Default_20_Paragraph_20_Font"><text:span text:style-name="T5">Input parameters: <text:s/>modelFile The UML file to import.  The following configuration settings are defined for this controller:  [actionmapping] ??importUWM = UWMImporterController  [views] </text:span></text:span></text:p>
        <text:p text:style-name="P20"><text:bookmark-end text:name="BKM_7AB0625B_9AB1_4fab_B137_17ED3AD17D9A"/><text:span text:style-name="Default_20_Paragraph_20_Font"><text:span text:style-name="T5"/></text:span></text:p>
        <text:h text:style-name="P23" text:outline-level="2"><text:bookmark-start text:name="BKM_7EF4561A_0BE2_43e3_BBEA_6B05C3B12F72"/><text:span text:style-name="Default_20_Paragraph_20_Font"><text:span text:style-name="T9">UcDocumentationExporter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UcDocumentationExporter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Exports complete documentation for one use case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unspecified: Export Use Case Documentation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ok In any case </text:span></text:span></text:p>
        <text:p text:style-name="P20"><text:span text:style-name="Default_20_Paragraph_20_Font"><text:span text:style-name="T5">Input parameters: <text:s/>startOid The object id of the use case that should be exported. </text:span></text:span><text:bookmark-end text:name="BKM_7EF4561A_0BE2_43e3_BBEA_6B05C3B12F72"/></text:p>
        <text:h text:style-name="P23" text:outline-level="2"><text:bookmark-start text:name="BKM_E0D2485A_1DF4_4513_96FC_8E437C93A369"/><text:span text:style-name="Default_20_Paragraph_20_Font"><text:span text:style-name="T9">UcDomainExporter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UcDomainExporter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Generates UML out of the passed Use Case, and returns the UML file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exportUc Generates and returns a UML file.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failure If a fatal error occurs </text:span></text:span></text:p>
        <text:p text:style-name="P20"><text:span text:style-name="Default_20_Paragraph_20_Font"><text:span text:style-name="T5">Input parameters: <text:s/>startOid The OID of the UC to generate UML for. </text:span></text:span></text:p>
        <text:p text:style-name="P20"><text:bookmark-end text:name="BKM_E0D2485A_1DF4_4513_96FC_8E437C93A369"/><text:span text:style-name="Default_20_Paragraph_20_Font"><text:span text:style-name="T5"/></text:span></text:p>
        <text:p text:style-name="P20"><text:span text:style-name="Default_20_Paragraph_20_Font"><text:span text:style-name="T5"/></text:span></text:p>
        <text:list xml:id="list38485939" text:style-name="L2">
          <text:list-item>
            <text:list>
              <text:list-item>
                <text:h text:style-name="P24" text:outline-level="2"><text:bookmark-start text:name="BKM_39441E4D_D9FB_4b6f_927C_F5AC550A2687"/><text:span text:style-name="Default_20_Paragraph_20_Font"><text:span text:style-name="T9">UcDomainExporterReference</text:span></text:span></text:h>
              </text:list-item>
            </text:list>
          </text:list-item>
        </text:list>
        <text:p text:style-name="P20"><text:bookmark-end text:name="BKM_39441E4D_D9FB_4b6f_927C_F5AC550A2687"/><text:span text:style-name="Default_20_Paragraph_20_Font"><text:span text:style-name="T5"/></text:span></text:p>
        <text:p text:style-name="P20"><text:span text:style-name="Default_20_Paragraph_20_Font"><text:span text:style-name="T5"/></text:span></text:p>
        <text:list xml:id="list39125773" text:continue-numbering="true" text:style-name="L2">
          <text:list-item>
            <text:list>
              <text:list-item>
                <text:h text:style-name="P24" text:outline-level="2"><text:bookmark-start text:name="BKM_7148DF1C_5FC4_41dd_B0B1_FB910DEE6019"/><text:soft-page-break/><text:span text:style-name="Default_20_Paragraph_20_Font"><text:span text:style-name="T9">UcTestDataExporterController</text:span></text:span></text:h>
              </text:list-item>
            </text:list>
          </text:list-item>
        </text:list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UcTestDataExporter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Exports complete documentation for one use case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unspecified: Export Use Case Documentation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ok In any case </text:span></text:span></text:p>
        <text:p text:style-name="P20"><text:span text:style-name="Default_20_Paragraph_20_Font"><text:span text:style-name="T5">Input parameters: <text:s/>startOid The object id of the use case that should be exported. </text:span></text:span></text:p>
        <text:h text:style-name="P23" text:outline-level="2"><text:bookmark-start text:name="BKM_3C88957E_EC52_4f31_8DF0_9E6107A87FA5"/><text:span text:style-name="Default_20_Paragraph_20_Font"><text:span text:style-name="T9">UseCaseController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UseCaseControllerController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Creates a ChiController from a ChiBusinessUseCase(Core). From all ActivitySets contained in the use case operations will be created in the controller. A "realization" relation is created between the use case and the controller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usecasectrl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ok in any case </text:span></text:span></text:p>
        <text:p text:style-name="P20"><text:span text:style-name="Default_20_Paragraph_20_Font"><text:span text:style-name="T5">Input parameters: <text:s/>oid of selected ChiBusinessUseCase(Core)</text:span></text:span></text:p>
        <text:p text:style-name="P20"><text:span text:style-name="Default_20_Paragraph_20_Font"><text:span text:style-name="T5">Output parameters: <text:s/>oid of created ChiController  The following configuration settings are defined for this controller:  [actionmapping] ??usecasectrl = UseCaseControllerController  [views] </text:span></text:span></text:p>
        <text:h text:style-name="P23" text:outline-level="2"><text:bookmark-start text:name="BKM_8BA9F1CD_4AB4_4b92_ACD6_6991B7230FBA"/><text:span text:style-name="Default_20_Paragraph_20_Font"><text:span text:style-name="T9">U</text:span></text:span><text:bookmark-end text:name="BKM_3C88957E_EC52_4f31_8DF0_9E6107A87FA5"/><text:span text:style-name="Default_20_Paragraph_20_Font"><text:span text:style-name="T9">wmMergerController</text:span></text:span></text:h>
        <text:p text:style-name="P20"><text:span text:style-name="Default_20_Paragraph_20_Font"><text:span text:style-name="T5"/></text:span></text:p>
        <text:p text:style-name="P20"><text:span text:style-name="Default_20_Paragraph_20_Font"><text:span text:style-name="T5">class name: UwmMergerController</text:span></text:span></text:p>
        <text:p text:style-name="P20"><text:span text:style-name="Default_20_Paragraph_20_Font"><text:span text:style-name="T5">visibility: private</text:span></text:span></text:p>
        <text:p text:style-name="P20"><text:span text:style-name="Default_20_Paragraph_20_Font"><text:span text:style-name="T5">Description: Imports a UML file and merges it with the repository. </text:span></text:span></text:p>
        <text:p text:style-name="P20"><text:span text:style-name="Default_20_Paragraph_20_Font"><text:span text:style-name="T8">Input actions:</text:span></text:span><text:span text:style-name="Default_20_Paragraph_20_Font"><text:span text:style-name="T5"> - <text:s/>mergeUwm Imports a UML file. </text:span></text:span></text:p>
        <text:p text:style-name="P20"><text:span text:style-name="Default_20_Paragraph_20_Font"><text:span text:style-name="T8">Output actions:</text:span></text:span><text:span text:style-name="Default_20_Paragraph_20_Font"><text:span text:style-name="T5"> - <text:s/>failure If a fatal error occurs - <text:s/>ok In any other case </text:span></text:span></text:p>
        <text:p text:style-name="P20"><text:span text:style-name="Default_20_Paragraph_20_Font"><text:span text:style-name="T5">Input parameters: <text:s/>modelFile The UML file to import.  The following configuration settings are defined for this controller:  [actionmapping]  [views] </text:span></text:span></text:p>
        <text:h text:style-name="P23" text:outline-level="2"><text:soft-page-break/><text:span text:style-name="Default_20_Paragraph_20_Font"><text:span text:style-name="T9">U</text:span></text:span><text:bookmark-end text:name="BKM_8BA9F1CD_4AB4_4b92_ACD6_6991B7230FBA"/><text:span text:style-name="Default_20_Paragraph_20_Font"><text:span text:style-name="T9">wmUtil</text:span></text:span></text:h>
        <text:p text:style-name="P20"><text:span text:style-name="Default_20_Paragraph_20_Font"><text:span text:style-name="T5">class name: UwmUtil</text:span></text:span></text:p>
        <text:p text:style-name="P20"><text:span text:style-name="Default_20_Paragraph_20_Font"><text:span text:style-name="T5">visibility: public</text:span></text:span></text:p>
        <text:p text:style-name="P20"><text:span text:style-name="Default_20_Paragraph_20_Font"><text:span text:style-name="T5">Description: Provides methods common to UML Web Modeler functionality. 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swiss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Arial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79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15cm" fo:margin-right="0cm" fo:margin-top="0.25cm" fo:margin-bottom="0.199cm" fo:keep-together="always" fo:text-indent="-1.15cm" style:auto-text-indent="false" fo:break-before="page" fo:padding-left="0cm" fo:padding-right="0cm" fo:padding-top="0.035cm" fo:padding-bottom="0cm" fo:border-left="none" fo:border-right="none" fo:border-top="0.035cm solid #000000" fo:border-bottom="none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15cm" fo:margin-right="0cm" fo:margin-top="0.75cm" fo:margin-bottom="0.199cm" fo:text-indent="-1.15cm" style:auto-text-indent="false" fo:padding-left="0cm" fo:padding-right="0cm" fo:padding-top="0.035cm" fo:padding-bottom="0cm" fo:border-left="none" fo:border-right="none" fo:border-top="0.018cm solid #000000" fo:border-bottom="non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01cm" fo:margin-right="0cm" fo:margin-top="0.75cm" fo:margin-bottom="0.199cm" fo:text-indent="-1.401cm" style:auto-text-indent="false" fo:keep-with-next="always"/>
      <style:text-properties fo:font-size="14pt" fo:font-style="italic" fo:font-weight="bold" style:font-size-asian="14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2pt" fo:font-weight="bold" style:font-size-asian="12pt" style:font-weight-asian="bold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1pt" fo:language="da" fo:country="DK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language="da" fo:country="DK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9pt" fo:font-style="italic" style:font-size-asian="9pt" style:font-style-asian="italic"/>
    </style:style>
    <style:style style:name="Header" style:family="paragraph" style:parent-style-name="Standard" style:class="extra">
      <style:paragraph-properties fo:padding-left="0cm" fo:padding-right="0cm" fo:padding-top="0cm" fo:padding-bottom="0.106cm" fo:border-left="none" fo:border-right="none" fo:border-top="none" fo:border-bottom="0.018cm solid #000000">
        <style:tab-stops>
          <style:tab-stop style:position="8.251cm" style:type="center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padding-left="0cm" fo:padding-right="0cm" fo:padding-top="0.035cm" fo:padding-bottom="0cm" fo:border-left="none" fo:border-right="none" fo:border-top="0.018cm solid #000000" fo:border-bottom="none">
        <style:tab-stops>
          <style:tab-stop style:position="2.251cm"/>
          <style:tab-stop style:position="16.503cm" style:type="right"/>
        </style:tab-stops>
      </style:paragraph-properties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next-style-name="Text_20_body" style:class="text">
      <style:paragraph-properties fo:margin-left="0.499cm" fo:margin-right="0cm" fo:text-indent="0cm" style:auto-text-indent="false"/>
      <style:text-properties fo:color="#0000ff" fo:font-style="italic" style:font-style-asian="italic"/>
    </style:style>
    <style:style style:name="Table_20_Text" style:display-name="Table Text" style:family="paragraph" style:parent-style-name="Text_20_body">
      <style:paragraph-properties fo:margin-left="0.049cm" fo:margin-right="0.049cm" fo:margin-top="0cm" fo:margin-bottom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end" style:justify-single-word="false"/>
      <style:text-properties fo:font-size="14pt" fo:font-weight="bold" style:letter-kerning="true" style:font-size-asian="14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end" style:justify-single-word="false"/>
      <style:text-properties fo:font-size="12pt" fo:font-style="italic" style:font-size-asian="12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Times New Roman" fo:font-size="12pt" fo:language="de" fo:country="DE" style:font-size-asian="12pt" style:font-size-complex="12pt"/>
    </style:style>
    <style:style style:name="SubFooter" style:family="paragraph" style:parent-style-name="Footer">
      <style:paragraph-properties fo:padding="0cm" fo:border="none"/>
      <style:text-properties fo:font-size="6pt" style:font-size-asian="6pt"/>
    </style:style>
    <style:style style:name="Heading_20_A" style:display-name="Heading A" style:family="paragraph" style:parent-style-name="Heading_20_1" style:default-outline-level="" style:list-style-name="">
      <style:paragraph-properties fo:margin-left="1.15cm" fo:margin-right="0cm" fo:text-indent="-1.15cm" style:auto-text-indent="false"/>
    </style:style>
    <style:style style:name="Heading_20_B" style:display-name="Heading B" style:family="paragraph" style:parent-style-name="Heading_20_2" style:default-outline-level="" style:list-style-name="">
      <style:paragraph-properties fo:margin-left="1.15cm" fo:margin-right="0cm" fo:text-indent="-1.15cm" style:auto-text-indent="false"/>
    </style:style>
    <style:style style:name="Heading_20_C" style:display-name="Heading C" style:family="paragraph" style:parent-style-name="Heading_20_3" style:default-outline-level="" style:list-style-name="">
      <style:paragraph-properties fo:margin-left="1.401cm" fo:margin-right="0cm" fo:text-indent="-1.401cm" style:auto-text-indent="false"/>
    </style:style>
    <style:style style:name="Editor_27_s_20_comments" style:display-name="Editor's comments" style:family="paragraph" style:parent-style-name="Standard">
      <style:text-properties fo:color="#ff0000" fo:font-weight="bold" style:font-weight-asian="bold" style:font-weight-complex="bold"/>
    </style:style>
    <style:style style:name="Reader_27_s_20_comments" style:display-name="Reader's comments" style:family="paragraph" style:parent-style-name="Standard">
      <style:text-properties fo:color="#cc00cc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Text" style:display-name="Default Text" style:family="paragraph" style:class="text">
      <style:text-properties style:font-name="Arial1" fo:font-size="10pt" fo:background-color="transparent"/>
    </style:style>
    <style:style style:name="Illustration" style:family="paragraph" style:parent-style-name="Caption" style:class="extra"/>
    <style:style style:name="Absatz-Standardschriftart" style:family="text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2.501cm" fo:margin-right="2.499cm" fo:text-align="center" style:justify-single-word="false" fo:text-indent="0cm" style:auto-text-indent="false" fo:padding="0cm" fo:border="none">
        <style:tab-stops/>
      </style:paragraph-properties>
    </style:style>
    <style:style style:name="MP2" style:family="paragraph" style:parent-style-name="Header">
      <style:paragraph-properties fo:margin-top="0cm" fo:margin-bottom="0.212cm" fo:padding="0cm" fo:border="none"/>
      <style:text-properties fo:language="en" fo:country="GB"/>
    </style:style>
    <style:style style:name="MP3" style:family="paragraph" style:parent-style-name="Standard">
      <style:paragraph-properties fo:margin-top="0cm" fo:margin-bottom="0.212cm"/>
      <style:text-properties fo:language="en" fo:country="GB"/>
    </style:style>
    <style:style style:name="MP4" style:family="paragraph" style:parent-style-name="Header">
      <style:paragraph-properties fo:margin-left="0cm" fo:margin-right="-0.002cm" fo:margin-top="0cm" fo:margin-bottom="0.212cm" fo:text-indent="2.501cm" style:auto-text-indent="false"/>
    </style:style>
    <style:style style:name="MP5" style:family="paragraph" style:parent-style-name="Header">
      <style:paragraph-properties fo:margin-left="0cm" fo:margin-right="-0.002cm" fo:margin-top="0cm" fo:margin-bottom="0.212cm" fo:text-indent="2.501cm" style:auto-text-indent="false"/>
      <style:text-properties fo:font-size="12pt" fo:language="en" fo:country="GB" fo:font-weight="bold" style:font-size-asian="12pt" style:font-weight-asian="bold"/>
    </style:style>
    <style:style style:name="MT1" style:family="text">
      <style:text-properties fo:language="en" fo:country="GB"/>
    </style:style>
    <style:style style:name="MT2" style:family="text">
      <style:text-properties fo:font-size="12pt" fo:language="en" fo:country="GB" fo:font-weight="bold" style:font-size-asian="12pt" style:font-weight-asian="bold"/>
    </style:style>
    <style:style style:name="MT3" style:family="text">
      <style:text-properties fo:language="en" fo:country="GB" fo:font-style="italic" style:font-style-asian="italic" style:font-style-complex="italic"/>
    </style:style>
    <style:style style:name="M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0.866cm" fo:margin-left="2.501cm" fo:margin-right="1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2.134cm" fo:margin-left="0cm" fo:margin-right="0cm" fo:margin-top="2.036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3cm" fo:margin-bottom="3cm" fo:margin-left="2.501cm" fo:margin-right="1.998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0cm" svg:y="0.002cm" svg:width="2.235cm" svg:height="0.908cm" draw:z-index="3"><draw:text-box><text:p text:style-name="MP2"><draw:frame draw:style-name="Mfr2" draw:name="graphics2" text:anchor-type="as-char" svg:width="2.24cm" svg:height="0.91cm" draw:z-index="7"><draw:image xlink:href="Pictures/2000009800002CA6000011E1F92C44C6.wmf" xlink:type="simple" xlink:show="embed" xlink:actuate="onLoad"/></draw:frame></text:p></draw:text-box></draw:frame><draw:frame draw:style-name="Mfr3" draw:name="Frame2" text:anchor-type="char" svg:x="14.3cm" svg:y="0.002cm" svg:width="2.198cm" svg:height="1.099cm" draw:z-index="11"><draw:text-box><text:p text:style-name="MP3"><text:bookmark-start text:name="prop_Logo"/><draw:frame draw:style-name="Mfr2" draw:name="graphics3" text:anchor-type="as-char" svg:width="2.198cm" svg:height="1.729cm" draw:z-index="15"><draw:image xlink:href="Pictures/100000000000009600000076C9C83E37.png" xlink:type="simple" xlink:show="embed" xlink:actuate="onLoad"/></draw:frame><text:bookmark-end text:name="prop_Logo"/></text:p></draw:text-box></draw:frame><text:bookmark-start text:name="prop_SecCust"/><text:span text:style-name="MT1"> </text:span><text:bookmark-end text:name="prop_SecCust"/><text:bookmark text:name="prop_SecAnd"/><text:span text:style-name="MT1"><text:s/></text:span><text:bookmark-start text:name="prop_SecComp"/><text:span text:style-name="MT1">IBM Confidential</text:span><text:bookmark-end text:name="prop_SecComp"/><text:span text:style-name="MT1"> </text:span><text:bookmark text:name="prop_SecCopySep"/><text:span text:style-name="MT1"><text:s/></text:span><text:bookmark text:name="prop_CopyCust"/><text:span text:style-name="MT1"><text:s/></text:span><text:bookmark text:name="prop_CopyAnd"/><text:span text:style-name="MT1"><text:s/></text:span><text:bookmark text:name="prop_CopyComp"/></text:p>
        <text:p text:style-name="MP4"><text:span text:style-name="MT2"><text:tab/></text:span><text:bookmark-start text:name="prop_projectname"/><text:span text:style-name="MT2">EEnergy</text:span><text:bookmark-end text:name="prop_projectname"/></text:p>
      </style:header>
      <style:footer>
        <text:p text:style-name="Footer"><text:bookmark-start text:name="LDocument"/><text:span text:style-name="MT1">Document:</text:span><text:bookmark-end text:name="LDocument"/><text:span text:style-name="MT1"><text:tab/></text:span><text:bookmark-start text:name="prop_Document"/><text:span text:style-name="MT1"><text:file-name text:display="name-and-extension">BOR_publicAPI.odt</text:file-name></text:span><text:bookmark-end text:name="prop_Document"/><text:span text:style-name="MT1"><text:tab/></text:span><text:bookmark-start text:name="LDate"/><text:span text:style-name="MT1">Date:</text:span><text:bookmark-end text:name="LDate"/><text:span text:style-name="MT1"> <text:s/></text:span><text:bookmark-start text:name="prop_Date"/><text:span text:style-name="MT1">19.01.2010</text:span><text:bookmark-end text:name="prop_Date"/><text:span text:style-name="MT1"><text:line-break/></text:span><text:bookmark-start text:name="LPath"/><text:span text:style-name="MT1">Path:</text:span><text:bookmark-end text:name="LPath"/><text:span text:style-name="MT3"><text:tab/></text:span><text:bookmark-start text:name="prop_Path"/><text:span text:style-name="MT1"><text:file-name text:display="full">C:\Users\pgiuseppe\Dropbox\work\BOR_publicAPI.odt</text:file-name></text:span><text:bookmark-end text:name="prop_Path"/><text:span text:style-name="MT1"><text:tab/></text:span><text:bookmark-start text:name="LVersion"/><text:span text:style-name="MT1">Version:</text:span><text:bookmark-end text:name="LVersion"/><text:span text:style-name="MT1"> <text:s/></text:span><text:bookmark-start text:name="prop_Version"/><text:span text:style-name="MT1">V1.0.0A</text:span><text:bookmark-end text:name="prop_Version"/><text:span text:style-name="MT1"><text:line-break/></text:span><text:bookmark text:name="LArchive"/><text:span text:style-name="MT1"><text:tab/></text:span><text:bookmark text:name="prop_Archive"/><text:span text:style-name="MT1"><text:line-break/></text:span><text:bookmark-start text:name="LOwner"/><text:span text:style-name="MT1">Owner:</text:span><text:bookmark-end text:name="LOwner"/><text:span text:style-name="MT1"><text:tab/></text:span><text:bookmark-start text:name="prop_Owner"/><text:span text:style-name="MT1">O</text:span><text:bookmark-end text:name="prop_Owner"/><text:span text:style-name="MT1">wner<text:tab/></text:span><text:bookmark-start text:name="LStatus"/><text:span text:style-name="MT1">Status:</text:span><text:bookmark-end text:name="LStatus"/><text:span text:style-name="MT1"> <text:s/></text:span><text:bookmark-start text:name="prop_Status"/><text:span text:style-name="MT1">Draft</text:span><text:bookmark-end text:name="prop_Status"/></text:p>
        <text:p text:style-name="Footer"><text:bookmark-start text:name="LSubject"/><text:span text:style-name="MT1">Subject:</text:span><text:bookmark-end text:name="LSubject"/><text:span text:style-name="MT1"><text:tab/>Subject<text:tab/></text:span><text:bookmark-start text:name="TPage"/><text:span text:style-name="MT1">Page</text:span><text:bookmark-end text:name="TPage"/><text:span text:style-name="MT1"> <text:s/></text:span><text:span text:style-name="Page_20_Number"><text:span text:style-name="MT1"><text:page-number text:select-page="current">14</text:page-number></text:span></text:span><text:span text:style-name="MT1"> </text:span><text:bookmark-start text:name="Tof"/><text:span text:style-name="MT1">of</text:span><text:bookmark-end text:name="Tof"/><text:span text:style-name="MT1"> </text:span><text:span text:style-name="MT1"><text:page-count style:num-format="1">17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Standard"/>
      </style:footer>
    </style:master-page>
    <style:master-page style:name="Convert_20_2" style:display-name="Convert 2" style:page-layout-name="Mpm2">
      <style:header>
        <text:p text:style-name="MP1"><draw:frame draw:style-name="Mfr1" draw:name="Frame3" text:anchor-type="char" svg:x="0cm" svg:y="0.002cm" svg:width="2.235cm" svg:height="0.908cm" draw:z-index="21"><draw:text-box><text:p text:style-name="MP2"/></draw:text-box></draw:frame><draw:frame draw:style-name="Mfr3" draw:name="Frame4" text:anchor-type="char" svg:x="14.3cm" svg:y="0.002cm" svg:width="2.198cm" svg:height="1.099cm" draw:z-index="34"><draw:text-box><text:p text:style-name="MP3"><text:bookmark-start text:name="prop_Logo1"/><text:bookmark-end text:name="prop_Logo1"/></text:p></draw:text-box></draw:frame><text:bookmark-start text:name="prop_SecCust1"/><text:span text:style-name="MT1"> </text:span><text:bookmark-end text:name="prop_SecCust1"/><text:bookmark text:name="prop_SecAnd1"/><text:span text:style-name="MT1"><text:s/></text:span><text:bookmark-start text:name="prop_SecComp1"/><text:span text:style-name="MT1">IBM Confidential</text:span><text:bookmark-end text:name="prop_SecComp1"/><text:span text:style-name="MT1"> </text:span><text:bookmark text:name="prop_SecCopySep1"/><text:span text:style-name="MT1"><text:s/></text:span><text:bookmark text:name="prop_CopyCust1"/><text:span text:style-name="MT1"><text:s/></text:span><text:bookmark text:name="prop_CopyAnd1"/><text:span text:style-name="MT1"><text:s/></text:span><text:bookmark text:name="prop_CopyComp1"/></text:p>
        <text:p text:style-name="MP5"><text:tab/>EEnergy</text:p>
      </style:header>
      <style:footer>
        <text:p text:style-name="Footer"><text:bookmark-start text:name="LDocument1"/><text:span text:style-name="MT1">Document:</text:span><text:bookmark-end text:name="LDocument1"/><text:span text:style-name="MT1"><text:tab/></text:span><text:bookmark-start text:name="prop_Document1"/><text:span text:style-name="MT1"><text:file-name text:display="name-and-extension">BOR_publicAPI.odt</text:file-name></text:span><text:bookmark-end text:name="prop_Document1"/><text:span text:style-name="MT1"><text:tab/></text:span><text:bookmark-start text:name="LDate1"/><text:span text:style-name="MT1">Date:</text:span><text:bookmark-end text:name="LDate1"/><text:span text:style-name="MT1"> <text:s/></text:span><text:bookmark-start text:name="prop_Date1"/><text:span text:style-name="MT1">19.01.2010</text:span><text:bookmark-end text:name="prop_Date1"/><text:span text:style-name="MT1"><text:line-break/></text:span><text:bookmark-start text:name="LPath1"/><text:span text:style-name="MT1">Path:</text:span><text:bookmark-end text:name="LPath1"/><text:span text:style-name="MT3"><text:tab/></text:span><text:bookmark-start text:name="prop_Path1"/><text:span text:style-name="MT1"><text:file-name text:display="full">C:\Users\pgiuseppe\Dropbox\work\BOR_publicAPI.odt</text:file-name></text:span><text:bookmark-end text:name="prop_Path1"/><text:span text:style-name="MT1"><text:tab/></text:span><text:bookmark-start text:name="LVersion1"/><text:span text:style-name="MT1">Version:</text:span><text:bookmark-end text:name="LVersion1"/><text:span text:style-name="MT1"> <text:s/></text:span><text:bookmark-start text:name="prop_Version1"/><text:span text:style-name="MT1">V1.0.0A</text:span><text:bookmark-end text:name="prop_Version1"/><text:span text:style-name="MT1"><text:line-break/></text:span><text:bookmark text:name="LArchive1"/><text:span text:style-name="MT1"><text:tab/></text:span><text:bookmark text:name="prop_Archive1"/><text:span text:style-name="MT1"><text:line-break/></text:span><text:bookmark-start text:name="LOwner1"/><text:span text:style-name="MT1">Owner:</text:span><text:bookmark-end text:name="LOwner1"/><text:span text:style-name="MT1"><text:tab/>Giuseppe Platania</text:span><text:bookmark-start text:name="prop_Owner1"/><text:span text:style-name="MT1"><text:tab/></text:span><text:bookmark-end text:name="prop_Owner1"/><text:bookmark-start text:name="LStatus1"/><text:span text:style-name="MT1">Status:</text:span><text:bookmark-end text:name="LStatus1"/><text:span text:style-name="MT1"> <text:s/></text:span><text:bookmark-start text:name="prop_Status1"/><text:span text:style-name="MT1">Draft</text:span><text:bookmark-end text:name="prop_Status1"/></text:p>
        <text:p text:style-name="Footer"><text:span text:style-name="MT1">Subject:<text:tab/>CWM how duplicate an instance step by step <text:tab/>Page <text:s/></text:span><text:span text:style-name="Page_20_Number"><text:span text:style-name="MT1"><text:page-number text:select-page="current">14</text:page-number></text:span></text:span><text:span text:style-name="MT1"> of </text:span><text:span text:style-name="MT1"><text:page-count style:num-format="1">1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MM Simple Document Template</dc:title>
    <dc:subject>DocumentFactory Template</dc:subject>
    <meta:creation-date>2011-05-09T18:33:08.96</meta:creation-date>
    <meta:editing-cycles>4</meta:editing-cycles>
    <meta:editing-duration>PT00H28M19S</meta:editing-duration>
    <meta:generator>OpenOffice.org/3.2$Win32 OpenOffice.org_project/320m18$Build-9502</meta:generator>
    <dc:date>2011-05-09T19:01:28.34</dc:date>
    <meta:document-statistic meta:table-count="3" meta:image-count="2" meta:object-count="0" meta:page-count="17" meta:paragraph-count="354" meta:word-count="2600" meta:character-count="20163"/>
    <meta:user-defined meta:name="Author">Christoph Weiss</meta:user-defined>
    <meta:user-defined meta:name="Date">24.06.2010</meta:user-defined>
    <meta:user-defined meta:name="DateSequence">dmy</meta:user-defined>
    <meta:user-defined meta:name="ID">pmmful</meta:user-defined>
    <meta:user-defined meta:name="LAuthor">Author:</meta:user-defined>
    <meta:user-defined meta:name="LDate">Date:</meta:user-defined>
    <meta:user-defined meta:name="LDocument">Document:</meta:user-defined>
    <meta:user-defined meta:name="LForm">pmmful</meta:user-defined>
    <meta:user-defined meta:name="LOwner">Owner:</meta:user-defined>
    <meta:user-defined meta:name="LPath">Path:</meta:user-defined>
    <meta:user-defined meta:name="LStatus">Status:</meta:user-defined>
    <meta:user-defined meta:name="LSubject">Subject:</meta:user-defined>
    <meta:user-defined meta:name="LVersion">Version:</meta:user-defined>
    <meta:user-defined meta:name="Language">uk</meta:user-defined>
    <meta:user-defined meta:name="Lcustomer">Customer:</meta:user-defined>
    <meta:user-defined meta:name="Logo">%IMAGE%C:\Documents and Settings\Administrator\My Documents\my projects\e-energy\DOCS\images\eEnaergyLogo.PNG</meta:user-defined>
    <meta:user-defined meta:name="LongDate">January 19, 2010</meta:user-defined>
    <meta:user-defined meta:name="MonthNo">1</meta:user-defined>
    <meta:user-defined meta:name="Owner">Christoph Weiss</meta:user-defined>
    <meta:user-defined meta:name="SecComp">IBM Confidential</meta:user-defined>
    <meta:user-defined meta:name="Status">Draft</meta:user-defined>
    <meta:user-defined meta:name="StatusValue">Draft</meta:user-defined>
    <meta:user-defined meta:name="Subject">alphaCORE</meta:user-defined>
    <meta:user-defined meta:name="TApprovals">Approvals</meta:user-defined>
    <meta:user-defined meta:name="TChangesMarked">Changes marked</meta:user-defined>
    <meta:user-defined meta:name="TContents">Contents</meta:user-defined>
    <meta:user-defined meta:name="TDateOfNextRevision">Date of next revision</meta:user-defined>
    <meta:user-defined meta:name="TDateOfThisRevision">Date of this revision</meta:user-defined>
    <meta:user-defined meta:name="TDistribution">Distribution</meta:user-defined>
    <meta:user-defined meta:name="TDocumentHistory">Document History</meta:user-defined>
    <meta:user-defined meta:name="TDocumentLocation">Document Location</meta:user-defined>
    <meta:user-defined meta:name="TDocumentSource">The source of the document will be found in</meta:user-defined>
    <meta:user-defined meta:name="TDocumentValid">This is a snapshot of an on-line document. Paper copies are valid only on the day they are printed. Refer to the author if you are in any doubt about the currency of this document.</meta:user-defined>
    <meta:user-defined meta:name="THasBeenDistributedTo">This document has been distributed to</meta:user-defined>
    <meta:user-defined meta:name="TName">Name</meta:user-defined>
    <meta:user-defined meta:name="TPage">Page</meta:user-defined>
    <meta:user-defined meta:name="TRequiredApprovals">This document requires following approvals. Signed approval forms are filed in the Quality section of the PCB.</meta:user-defined>
    <meta:user-defined meta:name="TRevisionDate">Revision Date</meta:user-defined>
    <meta:user-defined meta:name="TRevisionHistory">Revision History</meta:user-defined>
    <meta:user-defined meta:name="TRevisionNumber">Revision Number</meta:user-defined>
    <meta:user-defined meta:name="TSummaryOfChanges">Summary of Changes</meta:user-defined>
    <meta:user-defined meta:name="TTitle">Title</meta:user-defined>
    <meta:user-defined meta:name="Text1">Server Setup and Configuration</meta:user-defined>
    <meta:user-defined meta:name="Text2">step by step </meta:user-defined>
    <meta:user-defined meta:name="Tof">of</meta:user-defined>
    <meta:user-defined meta:name="Version">V1.0.0A</meta:user-defined>
    <meta:user-defined meta:name="__DFTemplateID">pmmful</meta:user-defined>
    <meta:user-defined meta:name="company">IBM</meta:user-defined>
    <meta:user-defined meta:name="customer">IBM</meta:user-defined>
    <meta:user-defined meta:name="dateformat">dd.mm.yyyy</meta:user-defined>
    <meta:user-defined meta:name="projectname">EEnergy</meta:user-defined>
    <meta:user-defined meta:name="securityclass">CONFID</meta:user-defined>
    <meta:user-defined meta:name="securitytype">company</meta:user-defined>
  </office:meta>
</office:document-meta>
</file>